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left" draw:textarea-vertical-align="bottom" draw:auto-grow-height="false"/>
    </style:style>
    <style:style style:name="gr2" style:family="graphic" style:parent-style-name="standard">
      <style:graphic-properties draw:textarea-horizontal-align="center" draw:textarea-vertical-align="bottom"/>
    </style:style>
    <style:style style:name="gr3" style:family="graphic" style:parent-style-name="standard">
      <style:graphic-properties draw:fill-color="#c0c0c0" draw:textarea-horizontal-align="left" draw:textarea-vertical-align="top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6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fill="none" fo:min-height="1.424cm"/>
    </style:style>
    <style:style style:name="gr10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language="es" fo:country="ES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9cm" svg:height="19cm" svg:x="1.1cm" svg:y="1cm">
          <text:p text:style-name="P1">Cliente</text:p>
          <text:p text:style-name="P1">Display :0</text:p>
          <text:p text:style-name="P1">nxprox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cm" svg:height="19cm" svg:x="19.7cm" svg:y="1cm">
          <text:p text:style-name="P1">Imagen del escritorio</text:p>
          <text:p text:style-name="P1">Display :100</text:p>
          <text:p text:style-name="P1">nxagen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cm" svg:y1="2cm" svg:x2="19.7cm" svg:y2="2cm">
          <text:p text:style-name="P2">NX</text:p>
        </draw:line>
        <draw:custom-shape draw:style-name="gr3" draw:text-style-name="P2" draw:layer="layout" svg:width="7.5cm" svg:height="16cm" svg:x="20.7cm" svg:y="1.5cm">
          <text:p text:style-name="P2">Firef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id="id1" draw:layer="layout" svg:width="6.539cm" svg:height="2.5cm" svg:x="21.161cm" svg:y="10cm">
          <text:p text:style-name="P2">npw-wrapp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id="id2" draw:layer="layout" svg:width="6.5cm" svg:height="2.5cm" svg:x="21.2cm" svg:y="14.3cm">
          <text:p text:style-name="P2">libcur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id="id4" draw:layer="layout" svg:width="6.5cm" svg:height="2.5cm" svg:x="21.2cm" svg:y="2.7cm">
          <text:p text:style-name="P2">Ventana padre HTML</text:p>
          <text:p text:style-name="P2">Para el plugin</text:p>
          <draw:enhanced-geometry svg:viewBox="0 0 21600 21600" draw:type="rectangle" draw:enhanced-path="M 0 0 L 21600 0 21600 21600 0 21600 0 0 Z N"/>
        </draw:custom-shape>
        <draw:custom-shape draw:style-name="gr5" draw:text-style-name="P2" draw:id="id3" draw:layer="layout" svg:width="6.5cm" svg:height="2.5cm" svg:x="2.5cm" svg:y="1.5cm">
          <text:p text:style-name="P2">Ventana padre HTML</text:p>
          <text:p text:style-name="P2">Para el plugin</text:p>
          <draw:enhanced-geometry svg:viewBox="0 0 21600 21600" draw:type="rectangle" draw:enhanced-path="M 0 0 L 21600 0 21600 21600 0 21600 0 0 Z N"/>
        </draw:custom-shape>
        <draw:custom-shape draw:style-name="gr6" draw:text-style-name="P2" draw:id="id5" draw:layer="layout" svg:width="5.5cm" svg:height="3cm" svg:x="4.2cm" svg:y="16.7cm">
          <text:p text:style-name="P2">Agente</text:p>
          <text:p text:style-name="P2">we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" draw:layer="layout" svg:x1="24.43cm" svg:y1="12.5cm" svg:x2="24.45cm" svg:y2="14.3cm" draw:start-shape="id1" draw:start-glue-point="2" draw:end-shape="id2" draw:end-glue-point="0" svg:d="m24430 12500v901h20v899">
          <text:p text:style-name="P2">Para peticiones http</text:p>
        </draw:connector>
        <draw:connector draw:style-name="gr2" draw:text-style-name="P2" draw:layer="layout" svg:x1="9cm" svg:y1="2.75cm" svg:x2="21.2cm" svg:y2="3.95cm" draw:start-shape="id3" draw:start-glue-point="1" draw:end-shape="id4" draw:end-glue-point="3" svg:d="m9000 2750h6100v1200h6100">
          <text:p text:style-name="P2"><text:span text:style-name="T1">_QVD</text:span><text:span text:style-name="T2">_</text:span>CLIENT_WID</text:p>
        </draw:connector>
        <draw:connector draw:style-name="gr8" draw:text-style-name="P3" draw:layer="layout" draw:type="line" svg:x1="24.45cm" svg:y1="5.2cm" svg:x2="24.43cm" svg:y2="10cm" draw:start-shape="id4" draw:start-glue-point="2" draw:end-shape="id1" draw:end-glue-point="0" svg:d="m24450 5200-20 4800">
          <text:p text:style-name="P3"><text:span text:style-name="T3">Posición de ventana (x, y, width, height)</text:span></text:p>
          <text:p text:style-name="P3"><text:span text:style-name="T3">Y window id de ventana padre</text:span></text:p>
          <text:p text:style-name="P3"><text:span text:style-name="T3">Se obtiene de xprops el WID del </text:span></text:p>
          <text:p text:style-name="P3"><text:span text:style-name="T3">Display remoto y se envia éste al </text:span></text:p>
          <text:p text:style-name="P3"><text:span text:style-name="T3">npw-viewer</text:span></text:p>
        </draw:connector>
        <draw:connector draw:style-name="gr8" draw:text-style-name="P2" draw:layer="layout" draw:type="curve" svg:x1="21.161cm" svg:y1="11.25cm" svg:x2="9.7cm" svg:y2="18.2cm" draw:start-shape="id1" draw:start-glue-point="3" draw:end-shape="id5" draw:end-glue-point="1" svg:d="m21161 11250c-8595 0-2865 6950-11461 6950">
          <text:p text:style-name="P2">GET /get_rpc_host_port</text:p>
          <text:p text:style-name="P2">GET /execute_plugin</text:p>
          <text:p text:style-name="P2">GET /kill_plugin</text:p>
        </draw:connector>
        <draw:custom-shape draw:style-name="gr3" draw:text-style-name="P2" draw:id="id6" draw:layer="layout" svg:width="8cm" svg:height="8.5cm" svg:x="1.6cm" svg:y="6.5cm">
          <text:p text:style-name="P1">npviewer.bin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id="id8" draw:layer="layout" svg:width="6.539cm" svg:height="2.5cm" svg:x="2.561cm" svg:y="12.1cm">
          <text:p text:style-name="P2">Plugin fla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id="id7" draw:layer="layout" svg:width="6.539cm" svg:height="2.5cm" svg:x="2.561cm" svg:y="8cm">
          <text:p text:style-name="P2">npw-view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draw:layer="layout" draw:type="curve" svg:x1="6.95cm" svg:y1="16.7cm" svg:x2="5.6cm" svg:y2="15cm" draw:start-shape="id5" draw:start-glue-point="0" draw:end-shape="id6" draw:end-glue-point="2" svg:d="m6950 16700c0-1273-1350-424-1350-1700">
          <text:p text:style-name="P3"><text:span text:style-name="T3">Execute npviewer.bin</text:span></text:p>
        </draw:connector>
        <draw:connector draw:style-name="gr7" draw:text-style-name="P3" draw:layer="layout" svg:x1="9.1cm" svg:y1="9.25cm" svg:x2="21.161cm" svg:y2="11.25cm" draw:start-shape="id7" draw:start-glue-point="1" draw:end-shape="id1" draw:end-glue-point="3" svg:d="m9100 9250h6030v2000h6031">
          <text:p text:style-name="P3"><text:span text:style-name="T3">Canal RPC</text:span></text:p>
          <text:p text:style-name="P3"><text:span text:style-name="T3">(peticiones http,</text:span></text:p>
          <text:p text:style-name="P3"><text:span text:style-name="T3">Posición de ventana, x,y</text:span></text:p>
          <text:p text:style-name="P3"><text:span text:style-name="T3">Eventos X)</text:span></text:p>
        </draw:connector>
        <draw:connector draw:style-name="gr7" draw:text-style-name="P2" draw:layer="layout" svg:x1="5.83cm" svg:y1="10.5cm" svg:x2="5.83cm" svg:y2="12.1cm" draw:start-shape="id7" draw:start-glue-point="2" draw:end-shape="id8" draw:end-glue-point="0" svg:d="m5830 10500v1600">
          <text:p text:style-name="P2">Para contenido flash</text:p>
        </draw:connector>
        <draw:frame draw:style-name="gr9" draw:text-style-name="P2" draw:layer="layout" svg:width="5.112cm" svg:height="1.674cm" svg:x="3cm" svg:y="4.326cm">
          <draw:text-box>
            <text:p text:style-name="P2"><text:span text:style-name="T4">La ventana se crea </text:span></text:p>
            <text:p text:style-name="P2"><text:span text:style-name="T4">como hija <text:s/>de la ventana</text:span></text:p>
            <text:p text:style-name="P2"><text:span text:style-name="T4">del</text:span><text:span text:style-name="T3"> firefox en el nxproxy</text:span></text:p>
          </draw:text-box>
        </draw:frame>
        <draw:line draw:style-name="gr10" draw:text-style-name="P2" draw:layer="layout" svg:x1="5.7cm" svg:y1="6.5cm" svg:x2="5.7cm" svg:y2="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enito Martínez</meta:initial-creator>
    <meta:creation-date>2010-09-10T12:02:40</meta:creation-date>
    <dc:date>2010-09-10T15:08:38</dc:date>
    <dc:creator>Benito Martínez</dc:creator>
    <meta:editing-duration>PT03H06M01S</meta:editing-duration>
    <meta:editing-cycles>6</meta:editing-cycles>
    <meta:generator>OpenOffice.org/3.2$Unix OpenOffice.org_project/320m12$Build-9483</meta:generator>
    <meta:document-statistic meta:object-count="21"/>
  </office:meta>
</office:document-meta>
</file>